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6" style:family="table" style:master-page-name="Standard">
      <style:table-properties style:width="17cm" fo:margin-top="0cm" fo:margin-bottom="0cm" style:page-number="auto" table:align="margins" style:writing-mode="lr-tb"/>
    </style:style>
    <style:style style:name="Table6.A" style:family="table-column">
      <style:table-column-properties style:column-width="5.099cm" style:rel-column-width="19657*"/>
    </style:style>
    <style:style style:name="Table6.B" style:family="table-column">
      <style:table-column-properties style:column-width="6.798cm" style:rel-column-width="26205*"/>
    </style:style>
    <style:style style:name="Table6.C" style:family="table-column">
      <style:table-column-properties style:column-width="2.551cm" style:rel-column-width="9832*"/>
    </style:style>
    <style:style style:name="Table6.D" style:family="table-column">
      <style:table-column-properties style:column-width="2.552cm" style:rel-column-width="9841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officeooo:paragraph-rsid="002c021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d33f1" officeooo:paragraph-rsid="002d33f1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31dcea" officeooo:paragraph-rsid="0031dcea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374fa2" officeooo:paragraph-rsid="00374fa2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3892ed" officeooo:paragraph-rsid="00378e48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Standard">
      <style:text-properties text:display="none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60b3f" officeooo:paragraph-rsid="0026d3d5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9440a" officeooo:paragraph-rsid="0029440a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60b3f" officeooo:paragraph-rsid="00402af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402afc" officeooo:paragraph-rsid="00402afc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0a16b" officeooo:paragraph-rsid="0040a16b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13164" officeooo:paragraph-rsid="00413164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3892ed" officeooo:paragraph-rsid="00378e48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1bff9" officeooo:paragraph-rsid="0041bff9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2b7f63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ae631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3cf6fd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weight="bold" officeooo:rsid="003e433d" style:font-size-asian="10pt" style:font-weight-asian="bold" style:font-size-complex="10pt" style:font-weight-complex="bold"/>
    </style:style>
    <style:style style:name="T6" style:family="text">
      <style:text-properties officeooo:rsid="0026d3d5"/>
    </style:style>
    <style:style style:name="T7" style:family="text">
      <style:text-properties officeooo:rsid="002ad551"/>
    </style:style>
    <style:style style:name="T8" style:family="text">
      <style:text-properties officeooo:rsid="002b7f63"/>
    </style:style>
    <style:style style:name="T9" style:family="text">
      <style:text-properties officeooo:rsid="002c0215"/>
    </style:style>
    <style:style style:name="T10" style:family="text">
      <style:text-properties officeooo:rsid="003e433d"/>
    </style:style>
    <style:style style:name="T11" style:family="text">
      <style:text-properties officeooo:rsid="003e9f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<text:bookmark text:name="_GoBack"/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>2016/<text:span text:style-name="T9">10</text:span>/<text:span text:style-name="T10">31</text:span> – <text:span text:style-name="T8">MONTAG</text:span></text:p>
          </table:table-cell>
          <table:table-cell table:style-name="Table6.A2" office:value-type="string">
            <text:p text:style-name="P19"/>
            <text:p text:style-name="P19">Wir haben heute damit begonnen, das Übersichtsfenster und die dazugehörigen Unterfenster mit SWING zu designen (Sicht des Seminar-Managements). Generell wird erst daran gearbeitet werden die Ansicht für das Management fertiggestellt zu werden, danach folgen die Masken für die Dozenten, dann für die Seminarteilnehmer.</text:p>
            <text:p text:style-name="P20">Die Übersicht wurde so weit programmiert, dass man weitere Fenster aufrufen kann.</text:p>
            <text:p text:style-name="P19"/>
          </table:table-cell>
          <table:table-cell table:style-name="Table6.A2" office:value-type="string">
            <text:p text:style-name="P17">0<text:span text:style-name="T7">83</text:span>0 <text:span text:style-name="T6">– </text:span>1600</text:p>
          </table:table-cell>
          <table:table-cell table:style-name="Table6.D2" office:value-type="string">
            <text:p text:style-name="P14"/>
            <text:p text:style-name="P18">DRVB</text:p>
            <text:p text:style-name="P14"/>
          </table:table-cell>
        </table:table-row>
        <table:table-row table:style-name="Table6.3">
          <table:table-cell table:style-name="Table6.A2" office:value-type="string">
            <text:p text:style-name="P2">2016/<text:span text:style-name="T9">11</text:span>/<text:span text:style-name="T11">01</text:span> – DIENSTAG</text:p>
          </table:table-cell>
          <table:table-cell table:style-name="Table6.A2" office:value-type="string">
            <text:p text:style-name="P5"/>
            <text:p text:style-name="P20">Die einzelnen Untefenster (Seminar, Seminartyp, Dozent, Firma bearbeiten/erstellen/löschen) öffnen sich jetzt, müssen allerdings, genau wie die Übersicht, noch vollständig mit Funktionen programmiert werden.</text:p>
            <text:p text:style-name="P5"/>
          </table:table-cell>
          <table:table-cell table:style-name="Table6.A2" office:value-type="string">
            <text:p text:style-name="P17">0<text:span text:style-name="T7">83</text:span>0 <text:span text:style-name="T6">– </text:span>1600</text:p>
          </table:table-cell>
          <table:table-cell table:style-name="Table6.D2" office:value-type="string">
            <text:p text:style-name="P14"/>
            <text:p text:style-name="P18">DRVB</text:p>
            <text:p text:style-name="P14"/>
          </table:table-cell>
        </table:table-row>
        <table:table-row table:style-name="Table6.4">
          <table:table-cell table:style-name="Table6.A2" office:value-type="string">
            <text:p text:style-name="P2">2016/<text:span text:style-name="T9">11</text:span>/<text:span text:style-name="T11">02</text:span> – MITTWOCH</text:p>
          </table:table-cell>
          <table:table-cell table:style-name="Table6.A2" office:value-type="string">
            <text:p text:style-name="P6"/>
            <text:p text:style-name="P20">Für die Seminare gibt es Seminartypen, die wir in der Seminartypmaske in einem JTree anzeigen lassen. Dieser wird dann mit Hilfe einer Datenbankverbindung (SQL) ein- und ausgelesen und verändert.</text:p>
            <text:p text:style-name="P6"/>
          </table:table-cell>
          <table:table-cell table:style-name="Table6.A2" office:value-type="string">
            <text:p text:style-name="P15">0<text:span text:style-name="T7">83</text:span>0 <text:span text:style-name="T6">– </text:span>1600</text:p>
          </table:table-cell>
          <table:table-cell table:style-name="Table6.D2" office:value-type="string">
            <text:p text:style-name="P14"/>
            <text:p text:style-name="P16">DRVB</text:p>
            <text:p text:style-name="P14"/>
          </table:table-cell>
        </table:table-row>
        <table:table-row table:style-name="Table6.5">
          <table:table-cell table:style-name="Table6.A2" office:value-type="string">
            <text:p text:style-name="P2">2016/<text:span text:style-name="T9">11</text:span>/<text:span text:style-name="T11">03</text:span> – DONNERSTAG</text:p>
          </table:table-cell>
          <table:table-cell table:style-name="Table6.A2" office:value-type="string">
            <text:p text:style-name="P7"/>
            <text:p text:style-name="P20">An der Datenbankverbindung zum Jtree gearbeitet, was einige Stunden in Anspruch nahm. Danach wurde an der Datenbankverbindung zu den Seminaren, Dozenten, Firmen, etc., hergestellt.</text:p>
            <text:p text:style-name="P7"/>
          </table:table-cell>
          <table:table-cell table:style-name="Table6.A2" office:value-type="string">
            <text:p text:style-name="P17">0<text:span text:style-name="T7">83</text:span>0 <text:span text:style-name="T6">– </text:span>1600</text:p>
          </table:table-cell>
          <table:table-cell table:style-name="Table6.D2" office:value-type="string">
            <text:p text:style-name="P14"/>
            <text:p text:style-name="P18">DRVB</text:p>
            <text:p text:style-name="P14"/>
          </table:table-cell>
        </table:table-row>
        <table:table-row table:style-name="Table6.6">
          <table:table-cell table:style-name="Table6.A2" office:value-type="string">
            <text:p text:style-name="P3">2016/<text:span text:style-name="T9">11</text:span>/<text:span text:style-name="T11">04</text:span> – FREITAG</text:p>
          </table:table-cell>
          <table:table-cell table:style-name="Table6.A2" office:value-type="string">
            <text:p text:style-name="P8"/>
            <text:p text:style-name="P22">Weitere GUIs erstellt, welche es zulassen Dozenten und Firmen zu bearbeiten, da wir diese noch nicht erstellt hatten, da dazu noch etwas in der Übersichtsmaske geändert werden musste.</text:p>
            <text:p text:style-name="P8"/>
          </table:table-cell>
          <table:table-cell table:style-name="Table6.A2" office:value-type="string">
            <text:p text:style-name="P17">0<text:span text:style-name="T7">83</text:span>0 <text:span text:style-name="T6">– </text:span>1600</text:p>
          </table:table-cell>
          <table:table-cell table:style-name="Table6.D2" office:value-type="string">
            <text:p text:style-name="P14"/>
            <text:p text:style-name="P18">DRVB</text:p>
            <text:p text:style-name="P14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2b7f63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3e433d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ae631" style:font-size-asian="10pt" style:font-weight-asian="bold" style:font-size-complex="10pt" style:font-weight-complex="bold"/>
    </style:style>
    <style:style style:name="MT5" style:family="text">
      <style:text-properties fo:color="#666666" fo:font-size="10pt" fo:letter-spacing="-0.004cm" fo:font-weight="bold" officeooo:rsid="003cf6f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</text:span><text:span text:style-name="MT2">10</text:span><text:span text:style-name="MT1">/</text:span><text:span text:style-name="MT3">31</text:span><text:span text:style-name="MT1"> – 2016/</text:span><text:span text:style-name="MT2">1</text:span><text:span text:style-name="MT3">1</text:span><text:span text:style-name="MT1">/</text:span><text:span text:style-name="MT3">04</text:span></text:p>
            </table:table-cell>
            <table:covered-table-cell/>
            <table:table-cell table:style-name="Table1.C1" office:value-type="string">
              <text:p text:style-name="MP4"><text:span text:style-name="MT1">KW </text:span><text:span text:style-name="MT4">4</text:span><text:span text:style-name="MT5">4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11-05T18:14:51.003381789</dc:date>
    <meta:editing-cycles>43</meta:editing-cycles>
    <dc:title>Header Schule</dc:title>
    <meta:editing-duration>PT3H11M18S</meta:editing-duration>
    <meta:generator>LibreOffice/5.2.2.2.0$Linux_X86_64 LibreOffice_project/20m0$Build-2</meta:generator>
    <meta:document-statistic meta:table-count="6" meta:image-count="0" meta:object-count="0" meta:page-count="1" meta:paragraph-count="33" meta:word-count="206" meta:character-count="1554" meta:non-whitespace-character-count="1370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